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style:text-align-source="fix" style:repeat-content="false" fo:wrap-option="wrap"/>
      <style:paragraph-properties fo:text-align="end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ce6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5" table:number-columns-repeated="4"/>
          <table:table-cell table:number-columns-repeated="4"/>
        </table:table-row>
        <table:table-row table:style-name="ro2">
          <table:table-cell office:value-type="string">
            <text:p>01 ALCONA</text:p>
          </table:table-cell>
          <table:table-cell office:value-type="float" office:value="6114">
            <text:p>6114</text:p>
          </table:table-cell>
          <table:table-cell office:value-type="float" office:value="3460">
            <text:p>3460</text:p>
          </table:table-cell>
          <table:table-cell office:value-type="float" office:value="2654">
            <text:p>2654</text:p>
          </table:table-cell>
          <table:table-cell table:formula="of:=([.C2]/[.B2])*100" office:value-type="float" office:value="56.5914295060517">
            <text:p>56.59</text:p>
          </table:table-cell>
          <table:table-cell office:value-type="string">
            <text:p>CN2600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Alcona County, MI</text:p>
          </table:table-cell>
        </table:table-row>
        <table:table-row table:style-name="ro1">
          <table:table-cell office:value-type="string">
            <text:p>02 ALGER</text:p>
          </table:table-cell>
          <table:table-cell office:value-type="float" office:value="4615">
            <text:p>4615</text:p>
          </table:table-cell>
          <table:table-cell office:value-type="float" office:value="2868">
            <text:p>2868</text:p>
          </table:table-cell>
          <table:table-cell office:value-type="float" office:value="1747">
            <text:p>1747</text:p>
          </table:table-cell>
          <table:table-cell table:formula="of:=([.C3]/[.B3])*100" office:value-type="float" office:value="62.1451787648971">
            <text:p>62.15</text:p>
          </table:table-cell>
          <table:table-cell office:value-type="string">
            <text:p>CN26003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Alger County, MI</text:p>
          </table:table-cell>
        </table:table-row>
        <table:table-row table:style-name="ro2">
          <table:table-cell office:value-type="string">
            <text:p>03 ALLEGAN</text:p>
          </table:table-cell>
          <table:table-cell office:value-type="float" office:value="53990">
            <text:p>53990</text:p>
          </table:table-cell>
          <table:table-cell office:value-type="float" office:value="29657">
            <text:p>29657</text:p>
          </table:table-cell>
          <table:table-cell office:value-type="float" office:value="24333">
            <text:p>24333</text:p>
          </table:table-cell>
          <table:table-cell table:formula="of:=([.C4]/[.B4])*100" office:value-type="float" office:value="54.9305426930913">
            <text:p>54.93</text:p>
          </table:table-cell>
          <table:table-cell office:value-type="string">
            <text:p>PA26080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Allegan County, MI</text:p>
          </table:table-cell>
        </table:table-row>
        <table:table-row table:style-name="ro2">
          <table:table-cell office:value-type="string">
            <text:p>04 ALPENA</text:p>
          </table:table-cell>
          <table:table-cell office:value-type="float" office:value="14690">
            <text:p>14690</text:p>
          </table:table-cell>
          <table:table-cell office:value-type="float" office:value="8436">
            <text:p>8436</text:p>
          </table:table-cell>
          <table:table-cell office:value-type="float" office:value="6254">
            <text:p>6254</text:p>
          </table:table-cell>
          <table:table-cell table:formula="of:=([.C5]/[.B5])*100" office:value-type="float" office:value="57.426820966644">
            <text:p>57.43</text:p>
          </table:table-cell>
          <table:table-cell office:value-type="string">
            <text:p>CN26007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string">
            <text:p>Alpena County, MI</text:p>
          </table:table-cell>
        </table:table-row>
        <table:table-row table:style-name="ro2">
          <table:table-cell office:value-type="string">
            <text:p>05 ANTRIM</text:p>
          </table:table-cell>
          <table:table-cell office:value-type="float" office:value="13572">
            <text:p>13572</text:p>
          </table:table-cell>
          <table:table-cell office:value-type="float" office:value="7708">
            <text:p>7708</text:p>
          </table:table-cell>
          <table:table-cell office:value-type="float" office:value="5864">
            <text:p>5864</text:p>
          </table:table-cell>
          <table:table-cell table:formula="of:=([.C6]/[.B6])*100" office:value-type="float" office:value="56.7933981727085">
            <text:p>56.79</text:p>
          </table:table-cell>
          <table:table-cell office:value-type="string">
            <text:p>CN26009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string">
            <text:p>Antrim County, MI</text:p>
          </table:table-cell>
        </table:table-row>
        <table:table-row table:style-name="ro2">
          <table:table-cell office:value-type="string">
            <text:p>06 ARENAC</text:p>
          </table:table-cell>
          <table:table-cell office:value-type="float" office:value="7968">
            <text:p>7968</text:p>
          </table:table-cell>
          <table:table-cell office:value-type="float" office:value="4401">
            <text:p>4401</text:p>
          </table:table-cell>
          <table:table-cell office:value-type="float" office:value="3567">
            <text:p>3567</text:p>
          </table:table-cell>
          <table:table-cell table:formula="of:=([.C7]/[.B7])*100" office:value-type="float" office:value="55.2334337349398">
            <text:p>55.23</text:p>
          </table:table-cell>
          <table:table-cell office:value-type="string">
            <text:p>CN26011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string">
            <text:p>Arenac County, MI</text:p>
          </table:table-cell>
        </table:table-row>
        <table:table-row table:style-name="ro2">
          <table:table-cell office:value-type="string">
            <text:p>07 BARAGA</text:p>
          </table:table-cell>
          <table:table-cell office:value-type="float" office:value="3539">
            <text:p>3539</text:p>
          </table:table-cell>
          <table:table-cell office:value-type="float" office:value="1987">
            <text:p>1987</text:p>
          </table:table-cell>
          <table:table-cell office:value-type="float" office:value="1552">
            <text:p>1552</text:p>
          </table:table-cell>
          <table:table-cell table:formula="of:=([.C8]/[.B8])*100" office:value-type="float" office:value="56.1458038994066">
            <text:p>56.15</text:p>
          </table:table-cell>
          <table:table-cell office:value-type="string">
            <text:p>CN26013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string">
            <text:p>Baraga County, MI</text:p>
          </table:table-cell>
        </table:table-row>
        <table:table-row table:style-name="ro1">
          <table:table-cell office:value-type="string">
            <text:p>08 BARRY</text:p>
          </table:table-cell>
          <table:table-cell office:value-type="float" office:value="29443">
            <text:p>29443</text:p>
          </table:table-cell>
          <table:table-cell office:value-type="float" office:value="16794">
            <text:p>16794</text:p>
          </table:table-cell>
          <table:table-cell office:value-type="float" office:value="12649">
            <text:p>12649</text:p>
          </table:table-cell>
          <table:table-cell table:formula="of:=([.C9]/[.B9])*100" office:value-type="float" office:value="57.0390245559216">
            <text:p>57.04</text:p>
          </table:table-cell>
          <table:table-cell office:value-type="string">
            <text:p>CN26015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string">
            <text:p>Barry County, MI</text:p>
          </table:table-cell>
        </table:table-row>
        <table:table-row table:style-name="ro1">
          <table:table-cell office:value-type="string">
            <text:p>09 BAY</text:p>
          </table:table-cell>
          <table:table-cell office:value-type="float" office:value="56626">
            <text:p>56626</text:p>
          </table:table-cell>
          <table:table-cell office:value-type="float" office:value="31740">
            <text:p>31740</text:p>
          </table:table-cell>
          <table:table-cell office:value-type="float" office:value="24886">
            <text:p>24886</text:p>
          </table:table-cell>
          <table:table-cell table:formula="of:=([.C10]/[.B10])*100" office:value-type="float" office:value="56.0519902518278">
            <text:p>56.05</text:p>
          </table:table-cell>
          <table:table-cell office:value-type="string">
            <text:p>PS26007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string">
            <text:p>Bay County, MI</text:p>
          </table:table-cell>
        </table:table-row>
        <table:table-row table:style-name="ro2">
          <table:table-cell office:value-type="string">
            <text:p>10 BENZIE</text:p>
          </table:table-cell>
          <table:table-cell office:value-type="float" office:value="9935">
            <text:p>9935</text:p>
          </table:table-cell>
          <table:table-cell office:value-type="float" office:value="5702">
            <text:p>5702</text:p>
          </table:table-cell>
          <table:table-cell office:value-type="float" office:value="4233">
            <text:p>4233</text:p>
          </table:table-cell>
          <table:table-cell table:formula="of:=([.C11]/[.B11])*100" office:value-type="float" office:value="57.3930548565677">
            <text:p>57.39</text:p>
          </table:table-cell>
          <table:table-cell office:value-type="string">
            <text:p>CN26019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string">
            <text:p>Benzie County, MI</text:p>
          </table:table-cell>
        </table:table-row>
        <table:table-row table:style-name="ro2">
          <table:table-cell office:value-type="string">
            <text:p>11 BERRIEN</text:p>
          </table:table-cell>
          <table:table-cell office:value-type="float" office:value="72474">
            <text:p>72474</text:p>
          </table:table-cell>
          <table:table-cell office:value-type="float" office:value="39824">
            <text:p>39824</text:p>
          </table:table-cell>
          <table:table-cell office:value-type="float" office:value="32650">
            <text:p>32650</text:p>
          </table:table-cell>
          <table:table-cell table:formula="of:=([.C12]/[.B12])*100" office:value-type="float" office:value="54.9493611502056">
            <text:p>54.95</text:p>
          </table:table-cell>
          <table:table-cell office:value-type="string">
            <text:p>PA262150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string">
            <text:p>Berrien County, MI</text:p>
          </table:table-cell>
        </table:table-row>
        <table:table-row table:style-name="ro1">
          <table:table-cell office:value-type="string">
            <text:p>12 BRANCH</text:p>
          </table:table-cell>
          <table:table-cell office:value-type="float" office:value="17580">
            <text:p>17580</text:p>
          </table:table-cell>
          <table:table-cell office:value-type="float" office:value="9713">
            <text:p>9713</text:p>
          </table:table-cell>
          <table:table-cell office:value-type="float" office:value="7867">
            <text:p>7867</text:p>
          </table:table-cell>
          <table:table-cell table:formula="of:=([.C13]/[.B13])*100" office:value-type="float" office:value="55.2502844141069">
            <text:p>55.25</text:p>
          </table:table-cell>
          <table:table-cell office:value-type="string">
            <text:p>CN26023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Branch County, MI</text:p>
          </table:table-cell>
        </table:table-row>
        <table:table-row table:style-name="ro1">
          <table:table-cell office:value-type="string">
            <text:p>13 CALHOUN</text:p>
          </table:table-cell>
          <table:table-cell office:value-type="float" office:value="60388">
            <text:p>60388</text:p>
          </table:table-cell>
          <table:table-cell office:value-type="float" office:value="37070">
            <text:p>37070</text:p>
          </table:table-cell>
          <table:table-cell office:value-type="float" office:value="23318">
            <text:p>23318</text:p>
          </table:table-cell>
          <table:table-cell table:formula="of:=([.C14]/[.B14])*100" office:value-type="float" office:value="61.3863681526131">
            <text:p>61.39</text:p>
          </table:table-cell>
          <table:table-cell office:value-type="string">
            <text:p>CN26025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string">
            <text:p>Calhoun County, MI</text:p>
          </table:table-cell>
        </table:table-row>
        <table:table-row table:style-name="ro2">
          <table:table-cell office:value-type="string">
            <text:p>14 CASS</text:p>
          </table:table-cell>
          <table:table-cell office:value-type="float" office:value="22391">
            <text:p>22391</text:p>
          </table:table-cell>
          <table:table-cell office:value-type="float" office:value="12344">
            <text:p>12344</text:p>
          </table:table-cell>
          <table:table-cell office:value-type="float" office:value="10047">
            <text:p>10047</text:p>
          </table:table-cell>
          <table:table-cell table:formula="of:=([.C15]/[.B15])*100" office:value-type="float" office:value="55.1292930195168">
            <text:p>55.13</text:p>
          </table:table-cell>
          <table:table-cell office:value-type="string">
            <text:p>CN26027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Cass County, MI</text:p>
          </table:table-cell>
        </table:table-row>
        <table:table-row table:style-name="ro3">
          <table:table-cell office:value-type="string">
            <text:p>15 CHARLEVOIX</text:p>
          </table:table-cell>
          <table:table-cell office:value-type="float" office:value="14044">
            <text:p>14044</text:p>
          </table:table-cell>
          <table:table-cell office:value-type="float" office:value="8472">
            <text:p>8472</text:p>
          </table:table-cell>
          <table:table-cell office:value-type="float" office:value="5572">
            <text:p>5572</text:p>
          </table:table-cell>
          <table:table-cell table:formula="of:=([.C16]/[.B16])*100" office:value-type="float" office:value="60.3246938194247">
            <text:p>60.32</text:p>
          </table:table-cell>
          <table:table-cell office:value-type="string">
            <text:p>CN26029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Charlevoix County, MI</text:p>
          </table:table-cell>
        </table:table-row>
        <table:table-row table:style-name="ro4">
          <table:table-cell office:value-type="string">
            <text:p>16 CHEBOYGAN</text:p>
          </table:table-cell>
          <table:table-cell office:value-type="float" office:value="13551">
            <text:p>13551</text:p>
          </table:table-cell>
          <table:table-cell office:value-type="float" office:value="7699">
            <text:p>7699</text:p>
          </table:table-cell>
          <table:table-cell office:value-type="float" office:value="5852">
            <text:p>5852</text:p>
          </table:table-cell>
          <table:table-cell table:formula="of:=([.C17]/[.B17])*100" office:value-type="float" office:value="56.814995203306">
            <text:p>56.81</text:p>
          </table:table-cell>
          <table:table-cell office:value-type="string">
            <text:p>CN26031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string">
            <text:p>Cheboygan County, MI</text:p>
          </table:table-cell>
        </table:table-row>
        <table:table-row table:style-name="ro4">
          <table:table-cell office:value-type="string">
            <text:p>17 CHIPPEWA</text:p>
          </table:table-cell>
          <table:table-cell office:value-type="float" office:value="16248">
            <text:p>16248</text:p>
          </table:table-cell>
          <table:table-cell office:value-type="float" office:value="9406">
            <text:p>9406</text:p>
          </table:table-cell>
          <table:table-cell office:value-type="float" office:value="6842">
            <text:p>6842</text:p>
          </table:table-cell>
          <table:table-cell table:formula="of:=([.C18]/[.B18])*100" office:value-type="float" office:value="57.8902018709995">
            <text:p>57.89</text:p>
          </table:table-cell>
          <table:table-cell office:value-type="string">
            <text:p>CN260330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string">
            <text:p>Chippewa County, MI</text:p>
          </table:table-cell>
        </table:table-row>
        <table:table-row table:style-name="ro1">
          <table:table-cell office:value-type="string">
            <text:p>18 CLARE</text:p>
          </table:table-cell>
          <table:table-cell office:value-type="float" office:value="14245">
            <text:p>14245</text:p>
          </table:table-cell>
          <table:table-cell office:value-type="float" office:value="8350">
            <text:p>8350</text:p>
          </table:table-cell>
          <table:table-cell office:value-type="float" office:value="5895">
            <text:p>5895</text:p>
          </table:table-cell>
          <table:table-cell table:formula="of:=([.C19]/[.B19])*100" office:value-type="float" office:value="58.6170586170586">
            <text:p>58.62</text:p>
          </table:table-cell>
          <table:table-cell office:value-type="string">
            <text:p>CN26035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string">
            <text:p>Clare County, MI</text:p>
          </table:table-cell>
        </table:table-row>
        <table:table-row table:style-name="ro1">
          <table:table-cell office:value-type="string">
            <text:p>19 CLINTON</text:p>
          </table:table-cell>
          <table:table-cell office:value-type="float" office:value="39372">
            <text:p>39372</text:p>
          </table:table-cell>
          <table:table-cell office:value-type="float" office:value="22076">
            <text:p>22076</text:p>
          </table:table-cell>
          <table:table-cell office:value-type="float" office:value="17296">
            <text:p>17296</text:p>
          </table:table-cell>
          <table:table-cell table:formula="of:=([.C20]/[.B20])*100" office:value-type="float" office:value="56.0703037691761">
            <text:p>56.07</text:p>
          </table:table-cell>
          <table:table-cell office:value-type="string">
            <text:p>PA26195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string">
            <text:p>Clinton County, MI</text:p>
          </table:table-cell>
        </table:table-row>
        <table:table-row table:style-name="ro4">
          <table:table-cell office:value-type="string">
            <text:p>20 CRAWFORD</text:p>
          </table:table-cell>
          <table:table-cell office:value-type="float" office:value="6924">
            <text:p>6924</text:p>
          </table:table-cell>
          <table:table-cell office:value-type="float" office:value="4111">
            <text:p>4111</text:p>
          </table:table-cell>
          <table:table-cell office:value-type="float" office:value="2813">
            <text:p>2813</text:p>
          </table:table-cell>
          <table:table-cell table:formula="of:=([.C21]/[.B21])*100" office:value-type="float" office:value="59.3731946851531">
            <text:p>59.37</text:p>
          </table:table-cell>
          <table:table-cell office:value-type="string">
            <text:p>CN26039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string">
            <text:p>Crawford County, MI</text:p>
          </table:table-cell>
        </table:table-row>
        <table:table-row table:style-name="ro1">
          <table:table-cell office:value-type="string">
            <text:p>21 DELTA</text:p>
          </table:table-cell>
          <table:table-cell office:value-type="float" office:value="18262">
            <text:p>18262</text:p>
          </table:table-cell>
          <table:table-cell office:value-type="float" office:value="10263">
            <text:p>10263</text:p>
          </table:table-cell>
          <table:table-cell office:value-type="float" office:value="7999">
            <text:p>7999</text:p>
          </table:table-cell>
          <table:table-cell table:formula="of:=([.C22]/[.B22])*100" office:value-type="float" office:value="56.1986638922352">
            <text:p>56.2</text:p>
          </table:table-cell>
          <table:table-cell office:value-type="string">
            <text:p>CN26041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string">
            <text:p>Delta County, MI</text:p>
          </table:table-cell>
        </table:table-row>
        <table:table-row table:style-name="ro4">
          <table:table-cell office:value-type="string">
            <text:p>22 DICKINSON</text:p>
          </table:table-cell>
          <table:table-cell office:value-type="float" office:value="12659">
            <text:p>12659</text:p>
          </table:table-cell>
          <table:table-cell office:value-type="float" office:value="6860">
            <text:p>6860</text:p>
          </table:table-cell>
          <table:table-cell office:value-type="float" office:value="5799">
            <text:p>5799</text:p>
          </table:table-cell>
          <table:table-cell table:formula="of:=([.C23]/[.B23])*100" office:value-type="float" office:value="54.1906943676436">
            <text:p>54.19</text:p>
          </table:table-cell>
          <table:table-cell office:value-type="string">
            <text:p>CN260430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string">
            <text:p>Dickinson County, MI</text:p>
          </table:table-cell>
        </table:table-row>
        <table:table-row table:style-name="ro1">
          <table:table-cell office:value-type="string">
            <text:p>23 EATON</text:p>
          </table:table-cell>
          <table:table-cell office:value-type="float" office:value="55330">
            <text:p>55330</text:p>
          </table:table-cell>
          <table:table-cell office:value-type="float" office:value="32308">
            <text:p>32308</text:p>
          </table:table-cell>
          <table:table-cell office:value-type="float" office:value="23022">
            <text:p>23022</text:p>
          </table:table-cell>
          <table:table-cell table:formula="of:=([.C24]/[.B24])*100" office:value-type="float" office:value="58.3914693656244">
            <text:p>58.39</text:p>
          </table:table-cell>
          <table:table-cell office:value-type="string">
            <text:p>CN26045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string">
            <text:p>Eaton County, MI</text:p>
          </table:table-cell>
        </table:table-row>
        <table:table-row table:style-name="ro2">
          <table:table-cell office:value-type="string">
            <text:p>24 EMMET</text:p>
          </table:table-cell>
          <table:table-cell office:value-type="float" office:value="17605">
            <text:p>17605</text:p>
          </table:table-cell>
          <table:table-cell office:value-type="float" office:value="10459">
            <text:p>10459</text:p>
          </table:table-cell>
          <table:table-cell office:value-type="float" office:value="7146">
            <text:p>7146</text:p>
          </table:table-cell>
          <table:table-cell table:formula="of:=([.C25]/[.B25])*100" office:value-type="float" office:value="59.4092587333144">
            <text:p>59.41</text:p>
          </table:table-cell>
          <table:table-cell office:value-type="string">
            <text:p>CN260470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string">
            <text:p>Emmet County, MI</text:p>
          </table:table-cell>
        </table:table-row>
        <table:table-row table:style-name="ro2">
          <table:table-cell office:value-type="string">
            <text:p>25 GENESEE</text:p>
          </table:table-cell>
          <table:table-cell office:value-type="float" office:value="211108">
            <text:p>211108</text:p>
          </table:table-cell>
          <table:table-cell office:value-type="float" office:value="130649">
            <text:p>130649</text:p>
          </table:table-cell>
          <table:table-cell office:value-type="float" office:value="80459">
            <text:p>80459</text:p>
          </table:table-cell>
          <table:table-cell table:formula="of:=([.C26]/[.B26])*100" office:value-type="float" office:value="61.8872804441329">
            <text:p>61.89</text:p>
          </table:table-cell>
          <table:table-cell office:value-type="string">
            <text:p>CN26049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string">
            <text:p>Genesee County, MI</text:p>
          </table:table-cell>
        </table:table-row>
        <table:table-row table:style-name="ro2">
          <table:table-cell office:value-type="string">
            <text:p>26 GLADWIN</text:p>
          </table:table-cell>
          <table:table-cell office:value-type="float" office:value="12819">
            <text:p>12819</text:p>
          </table:table-cell>
          <table:table-cell office:value-type="float" office:value="7381">
            <text:p>7381</text:p>
          </table:table-cell>
          <table:table-cell office:value-type="float" office:value="5438">
            <text:p>5438</text:p>
          </table:table-cell>
          <table:table-cell table:formula="of:=([.C27]/[.B27])*100" office:value-type="float" office:value="57.5785942741244">
            <text:p>57.58</text:p>
          </table:table-cell>
          <table:table-cell office:value-type="string">
            <text:p>CN260510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string">
            <text:p>Gladwin County, MI</text:p>
          </table:table-cell>
        </table:table-row>
        <table:table-row table:style-name="ro2">
          <table:table-cell office:value-type="string">
            <text:p>27 GOGEBIC</text:p>
          </table:table-cell>
          <table:table-cell office:value-type="float" office:value="7787">
            <text:p>7787</text:p>
          </table:table-cell>
          <table:table-cell office:value-type="float" office:value="4426">
            <text:p>4426</text:p>
          </table:table-cell>
          <table:table-cell office:value-type="float" office:value="3361">
            <text:p>3361</text:p>
          </table:table-cell>
          <table:table-cell table:formula="of:=([.C28]/[.B28])*100" office:value-type="float" office:value="56.8383202773854">
            <text:p>56.84</text:p>
          </table:table-cell>
          <table:table-cell office:value-type="string">
            <text:p>CN260530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string">
            <text:p>Gogebic County, MI</text:p>
          </table:table-cell>
        </table:table-row>
        <table:table-row table:style-name="ro4">
          <table:table-cell office:value-type="string">
            <text:p>28 GD. TRAVERSE</text:p>
          </table:table-cell>
          <table:table-cell office:value-type="float" office:value="47363">
            <text:p>47363</text:p>
          </table:table-cell>
          <table:table-cell office:value-type="float" office:value="28357">
            <text:p>28357</text:p>
          </table:table-cell>
          <table:table-cell office:value-type="float" office:value="19006">
            <text:p>19006</text:p>
          </table:table-cell>
          <table:table-cell table:formula="of:=([.C29]/[.B29])*100" office:value-type="float" office:value="59.8716297531829">
            <text:p>59.87</text:p>
          </table:table-cell>
          <table:table-cell office:value-type="string">
            <text:p>PA262300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string">
            <text:p>Grand Traverse County, MI</text:p>
          </table:table-cell>
        </table:table-row>
        <table:table-row table:style-name="ro2">
          <table:table-cell office:value-type="string">
            <text:p>29 GRATIOT</text:p>
          </table:table-cell>
          <table:table-cell office:value-type="float" office:value="17336">
            <text:p>17336</text:p>
          </table:table-cell>
          <table:table-cell office:value-type="float" office:value="9561">
            <text:p>9561</text:p>
          </table:table-cell>
          <table:table-cell office:value-type="float" office:value="7775">
            <text:p>7775</text:p>
          </table:table-cell>
          <table:table-cell table:formula="of:=([.C30]/[.B30])*100" office:value-type="float" office:value="55.151130595293">
            <text:p>55.15</text:p>
          </table:table-cell>
          <table:table-cell office:value-type="string">
            <text:p>CN260570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string">
            <text:p>Gratiot County, MI</text:p>
          </table:table-cell>
        </table:table-row>
        <table:table-row table:style-name="ro4">
          <table:table-cell office:value-type="string">
            <text:p>30 HILLSDALE</text:p>
          </table:table-cell>
          <table:table-cell office:value-type="float" office:value="19725">
            <text:p>19725</text:p>
          </table:table-cell>
          <table:table-cell office:value-type="float" office:value="10356">
            <text:p>10356</text:p>
          </table:table-cell>
          <table:table-cell office:value-type="float" office:value="9369">
            <text:p>9369</text:p>
          </table:table-cell>
          <table:table-cell table:formula="of:=([.C31]/[.B31])*100" office:value-type="float" office:value="52.5019011406844">
            <text:p>52.5</text:p>
          </table:table-cell>
          <table:table-cell office:value-type="string">
            <text:p>CN260590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Hillsdale County, MI</text:p>
          </table:table-cell>
        </table:table-row>
        <table:table-row table:style-name="ro4">
          <table:table-cell office:value-type="string">
            <text:p>31 HOUGHTON</text:p>
          </table:table-cell>
          <table:table-cell office:value-type="float" office:value="15502">
            <text:p>15502</text:p>
          </table:table-cell>
          <table:table-cell office:value-type="float" office:value="8676">
            <text:p>8676</text:p>
          </table:table-cell>
          <table:table-cell office:value-type="float" office:value="6826">
            <text:p>6826</text:p>
          </table:table-cell>
          <table:table-cell table:formula="of:=([.C32]/[.B32])*100" office:value-type="float" office:value="55.9669720036124">
            <text:p>55.97</text:p>
          </table:table-cell>
          <table:table-cell office:value-type="string">
            <text:p>CN260610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string">
            <text:p>Houghton County, MI</text:p>
          </table:table-cell>
        </table:table-row>
        <table:table-row table:style-name="ro1">
          <table:table-cell office:value-type="string">
            <text:p>32 HURON</text:p>
          </table:table-cell>
          <table:table-cell office:value-type="float" office:value="16803">
            <text:p>16803</text:p>
          </table:table-cell>
          <table:table-cell office:value-type="float" office:value="8484">
            <text:p>8484</text:p>
          </table:table-cell>
          <table:table-cell office:value-type="float" office:value="8319">
            <text:p>8319</text:p>
          </table:table-cell>
          <table:table-cell table:formula="of:=([.C33]/[.B33])*100" office:value-type="float" office:value="50.4909837529013">
            <text:p>50.49</text:p>
          </table:table-cell>
          <table:table-cell office:value-type="string">
            <text:p>CN260630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string">
            <text:p>Huron County, MI</text:p>
          </table:table-cell>
        </table:table-row>
        <table:table-row table:style-name="ro2">
          <table:table-cell office:value-type="string">
            <text:p>33 INGHAM</text:p>
          </table:table-cell>
          <table:table-cell office:value-type="float" office:value="137122">
            <text:p>137122</text:p>
          </table:table-cell>
          <table:table-cell office:value-type="float" office:value="90952">
            <text:p>90952</text:p>
          </table:table-cell>
          <table:table-cell office:value-type="float" office:value="46170">
            <text:p>46170</text:p>
          </table:table-cell>
          <table:table-cell table:formula="of:=([.C34]/[.B34])*100" office:value-type="float" office:value="66.3292542407491">
            <text:p>66.33</text:p>
          </table:table-cell>
          <table:table-cell office:value-type="string">
            <text:p>CN260650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string">
            <text:p>Ingham County, MI</text:p>
          </table:table-cell>
        </table:table-row>
        <table:table-row table:style-name="ro2">
          <table:table-cell office:value-type="string">
            <text:p>34 IONIA</text:p>
          </table:table-cell>
          <table:table-cell office:value-type="float" office:value="26812">
            <text:p>26812</text:p>
          </table:table-cell>
          <table:table-cell office:value-type="float" office:value="15218">
            <text:p>15218</text:p>
          </table:table-cell>
          <table:table-cell office:value-type="float" office:value="11594">
            <text:p>11594</text:p>
          </table:table-cell>
          <table:table-cell table:formula="of:=([.C35]/[.B35])*100" office:value-type="float" office:value="56.7581679844846">
            <text:p>56.76</text:p>
          </table:table-cell>
          <table:table-cell office:value-type="string">
            <text:p>PA26225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string">
            <text:p>Ionia County, MI</text:p>
          </table:table-cell>
        </table:table-row>
        <table:table-row table:style-name="ro2">
          <table:table-cell office:value-type="string">
            <text:p>35 IOSCO</text:p>
          </table:table-cell>
          <table:table-cell office:value-type="float" office:value="13813">
            <text:p>13813</text:p>
          </table:table-cell>
          <table:table-cell office:value-type="float" office:value="7697">
            <text:p>7697</text:p>
          </table:table-cell>
          <table:table-cell office:value-type="float" office:value="6116">
            <text:p>6116</text:p>
          </table:table-cell>
          <table:table-cell table:formula="of:=([.C36]/[.B36])*100" office:value-type="float" office:value="55.7228697603707">
            <text:p>55.72</text:p>
          </table:table-cell>
          <table:table-cell office:value-type="string">
            <text:p>CN260690</text:p>
          </table:table-cell>
          <table:table-cell office:value-type="float" office:value="26">
            <text:p>26</text:p>
          </table:table-cell>
          <table:table-cell office:value-type="float" office:value="69">
            <text:p>69</text:p>
          </table:table-cell>
          <table:table-cell office:value-type="string">
            <text:p>Iosco County, MI</text:p>
          </table:table-cell>
        </table:table-row>
        <table:table-row table:style-name="ro1">
          <table:table-cell office:value-type="string">
            <text:p>36 IRON</text:p>
          </table:table-cell>
          <table:table-cell office:value-type="float" office:value="5906">
            <text:p>5906</text:p>
          </table:table-cell>
          <table:table-cell office:value-type="float" office:value="3361">
            <text:p>3361</text:p>
          </table:table-cell>
          <table:table-cell office:value-type="float" office:value="2545">
            <text:p>2545</text:p>
          </table:table-cell>
          <table:table-cell table:formula="of:=([.C37]/[.B37])*100" office:value-type="float" office:value="56.9082289197426">
            <text:p>56.91</text:p>
          </table:table-cell>
          <table:table-cell office:value-type="string">
            <text:p>CN260710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Iron County, MI</text:p>
          </table:table-cell>
        </table:table-row>
        <table:table-row table:style-name="ro1">
          <table:table-cell office:value-type="string">
            <text:p>37 ISABELLA</text:p>
          </table:table-cell>
          <table:table-cell office:value-type="float" office:value="27515">
            <text:p>27515</text:p>
          </table:table-cell>
          <table:table-cell office:value-type="float" office:value="17917">
            <text:p>17917</text:p>
          </table:table-cell>
          <table:table-cell office:value-type="float" office:value="9598">
            <text:p>9598</text:p>
          </table:table-cell>
          <table:table-cell table:formula="of:=([.C38]/[.B38])*100" office:value-type="float" office:value="65.1172087952026">
            <text:p>65.12</text:p>
          </table:table-cell>
          <table:table-cell office:value-type="string">
            <text:p>PA262000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  <table:table-cell office:value-type="string">
            <text:p>Isabella County, MI</text:p>
          </table:table-cell>
        </table:table-row>
        <table:table-row table:style-name="ro1">
          <table:table-cell office:value-type="string">
            <text:p>38 JACKSON</text:p>
          </table:table-cell>
          <table:table-cell office:value-type="float" office:value="71297">
            <text:p>71297</text:p>
          </table:table-cell>
          <table:table-cell office:value-type="float" office:value="42102">
            <text:p>42102</text:p>
          </table:table-cell>
          <table:table-cell office:value-type="float" office:value="29195">
            <text:p>29195</text:p>
          </table:table-cell>
          <table:table-cell table:formula="of:=([.C39]/[.B39])*100" office:value-type="float" office:value="59.0515729974613">
            <text:p>59.05</text:p>
          </table:table-cell>
          <table:table-cell office:value-type="string">
            <text:p>PA26130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string">
            <text:p>Jackson County, MI</text:p>
          </table:table-cell>
        </table:table-row>
        <table:table-row table:style-name="ro3">
          <table:table-cell office:value-type="string">
            <text:p>39 KALAMAZOO</text:p>
          </table:table-cell>
          <table:table-cell office:value-type="float" office:value="126116">
            <text:p>126116</text:p>
          </table:table-cell>
          <table:table-cell office:value-type="float" office:value="81428">
            <text:p>81428</text:p>
          </table:table-cell>
          <table:table-cell office:value-type="float" office:value="44688">
            <text:p>44688</text:p>
          </table:table-cell>
          <table:table-cell table:formula="of:=([.C40]/[.B40])*100" office:value-type="float" office:value="64.5659551523994">
            <text:p>64.57</text:p>
          </table:table-cell>
          <table:table-cell office:value-type="string">
            <text:p>CN260770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string">
            <text:p>Kalamazoo County, MI</text:p>
          </table:table-cell>
        </table:table-row>
        <table:table-row table:style-name="ro4">
          <table:table-cell office:value-type="string">
            <text:p>40 KALKASKA</text:p>
          </table:table-cell>
          <table:table-cell office:value-type="float" office:value="8149">
            <text:p>8149</text:p>
          </table:table-cell>
          <table:table-cell office:value-type="float" office:value="4994">
            <text:p>4994</text:p>
          </table:table-cell>
          <table:table-cell office:value-type="float" office:value="3155">
            <text:p>3155</text:p>
          </table:table-cell>
          <table:table-cell table:formula="of:=([.C41]/[.B41])*100" office:value-type="float" office:value="61.2835930789054">
            <text:p>61.28</text:p>
          </table:table-cell>
          <table:table-cell office:value-type="string">
            <text:p>CN260790</text:p>
          </table:table-cell>
          <table:table-cell office:value-type="float" office:value="26">
            <text:p>26</text:p>
          </table:table-cell>
          <table:table-cell office:value-type="float" office:value="79">
            <text:p>79</text:p>
          </table:table-cell>
          <table:table-cell office:value-type="string">
            <text:p>Kalkaska County, MI</text:p>
          </table:table-cell>
        </table:table-row>
        <table:table-row table:style-name="ro1">
          <table:table-cell office:value-type="string">
            <text:p>41 KENT</text:p>
          </table:table-cell>
          <table:table-cell office:value-type="float" office:value="294206">
            <text:p>294206</text:p>
          </table:table-cell>
          <table:table-cell office:value-type="float" office:value="174537">
            <text:p>174537</text:p>
          </table:table-cell>
          <table:table-cell office:value-type="float" office:value="119669">
            <text:p>119669</text:p>
          </table:table-cell>
          <table:table-cell table:formula="of:=([.C42]/[.B42])*100" office:value-type="float" office:value="59.3247588424437">
            <text:p>59.32</text:p>
          </table:table-cell>
          <table:table-cell office:value-type="string">
            <text:p>CN260810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string">
            <text:p>Kent County, MI</text:p>
          </table:table-cell>
        </table:table-row>
        <table:table-row table:style-name="ro4">
          <table:table-cell office:value-type="string">
            <text:p>42 KEWEENAW</text:p>
          </table:table-cell>
          <table:table-cell office:value-type="float" office:value="1366">
            <text:p>1366</text:p>
          </table:table-cell>
          <table:table-cell office:value-type="float" office:value="815">
            <text:p>815</text:p>
          </table:table-cell>
          <table:table-cell office:value-type="float" office:value="551">
            <text:p>551</text:p>
          </table:table-cell>
          <table:table-cell table:formula="of:=([.C43]/[.B43])*100" office:value-type="float" office:value="59.6632503660322">
            <text:p>59.66</text:p>
          </table:table-cell>
          <table:table-cell office:value-type="string">
            <text:p>CN260830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string">
            <text:p>Keweenaw County, MI</text:p>
          </table:table-cell>
        </table:table-row>
        <table:table-row table:style-name="ro1">
          <table:table-cell office:value-type="string">
            <text:p>43 LAKE</text:p>
          </table:table-cell>
          <table:table-cell office:value-type="float" office:value="5060">
            <text:p>5060</text:p>
          </table:table-cell>
          <table:table-cell office:value-type="float" office:value="3072">
            <text:p>3072</text:p>
          </table:table-cell>
          <table:table-cell office:value-type="float" office:value="1988">
            <text:p>1988</text:p>
          </table:table-cell>
          <table:table-cell table:formula="of:=([.C44]/[.B44])*100" office:value-type="float" office:value="60.7114624505929">
            <text:p>60.71</text:p>
          </table:table-cell>
          <table:table-cell office:value-type="string">
            <text:p>CN260850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string">
            <text:p>Lake County, MI</text:p>
          </table:table-cell>
        </table:table-row>
        <table:table-row table:style-name="ro2">
          <table:table-cell office:value-type="string">
            <text:p>44 LAPEER</text:p>
          </table:table-cell>
          <table:table-cell office:value-type="float" office:value="44350">
            <text:p>44350</text:p>
          </table:table-cell>
          <table:table-cell office:value-type="float" office:value="26443">
            <text:p>26443</text:p>
          </table:table-cell>
          <table:table-cell office:value-type="float" office:value="17907">
            <text:p>17907</text:p>
          </table:table-cell>
          <table:table-cell table:formula="of:=([.C45]/[.B45])*100" office:value-type="float" office:value="59.6234498308906">
            <text:p>59.62</text:p>
          </table:table-cell>
          <table:table-cell office:value-type="string">
            <text:p>PA261050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string">
            <text:p>Lapeer County, MI</text:p>
          </table:table-cell>
        </table:table-row>
        <table:table-row table:style-name="ro4">
          <table:table-cell office:value-type="string">
            <text:p>45 LEELANAU</text:p>
          </table:table-cell>
          <table:table-cell office:value-type="float" office:value="14147">
            <text:p>14147</text:p>
          </table:table-cell>
          <table:table-cell office:value-type="float" office:value="8344">
            <text:p>8344</text:p>
          </table:table-cell>
          <table:table-cell office:value-type="float" office:value="5803">
            <text:p>5803</text:p>
          </table:table-cell>
          <table:table-cell table:formula="of:=([.C46]/[.B46])*100" office:value-type="float" office:value="58.9807026224641">
            <text:p>58.98</text:p>
          </table:table-cell>
          <table:table-cell office:value-type="string">
            <text:p>CN260890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string">
            <text:p>Leelanau County, MI</text:p>
          </table:table-cell>
        </table:table-row>
        <table:table-row table:style-name="ro2">
          <table:table-cell office:value-type="string">
            <text:p>46 LENAWEE</text:p>
          </table:table-cell>
          <table:table-cell office:value-type="float" office:value="45776">
            <text:p>45776</text:p>
          </table:table-cell>
          <table:table-cell office:value-type="float" office:value="26645">
            <text:p>26645</text:p>
          </table:table-cell>
          <table:table-cell office:value-type="float" office:value="19131">
            <text:p>19131</text:p>
          </table:table-cell>
          <table:table-cell table:formula="of:=([.C47]/[.B47])*100" office:value-type="float" office:value="58.2073575672842">
            <text:p>58.21</text:p>
          </table:table-cell>
          <table:table-cell office:value-type="string">
            <text:p>PA261350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string">
            <text:p>Lenawee County, MI</text:p>
          </table:table-cell>
        </table:table-row>
        <table:table-row table:style-name="ro4">
          <table:table-cell office:value-type="string">
            <text:p>47 LIVINGSTON</text:p>
          </table:table-cell>
          <table:table-cell office:value-type="float" office:value="96832">
            <text:p>96832</text:p>
          </table:table-cell>
          <table:table-cell office:value-type="float" office:value="60532">
            <text:p>60532</text:p>
          </table:table-cell>
          <table:table-cell office:value-type="float" office:value="36300">
            <text:p>36300</text:p>
          </table:table-cell>
          <table:table-cell table:formula="of:=([.C48]/[.B48])*100" office:value-type="float" office:value="62.5123925974884">
            <text:p>62.51</text:p>
          </table:table-cell>
          <table:table-cell office:value-type="string">
            <text:p>PS260530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string">
            <text:p>Livingston County, MI</text:p>
          </table:table-cell>
        </table:table-row>
        <table:table-row table:style-name="ro1">
          <table:table-cell office:value-type="string">
            <text:p>48 LUCE</text:p>
          </table:table-cell>
          <table:table-cell office:value-type="float" office:value="2683">
            <text:p>2683</text:p>
          </table:table-cell>
          <table:table-cell office:value-type="float" office:value="1502">
            <text:p>1502</text:p>
          </table:table-cell>
          <table:table-cell office:value-type="float" office:value="1181">
            <text:p>1181</text:p>
          </table:table-cell>
          <table:table-cell table:formula="of:=([.C49]/[.B49])*100" office:value-type="float" office:value="55.9821095788297">
            <text:p>55.98</text:p>
          </table:table-cell>
          <table:table-cell office:value-type="string">
            <text:p>CN260950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string">
            <text:p>Luce County, MI</text:p>
          </table:table-cell>
        </table:table-row>
        <table:table-row table:style-name="ro4">
          <table:table-cell office:value-type="string">
            <text:p>49 MACKINAC</text:p>
          </table:table-cell>
          <table:table-cell office:value-type="float" office:value="6255">
            <text:p>6255</text:p>
          </table:table-cell>
          <table:table-cell office:value-type="float" office:value="3602">
            <text:p>3602</text:p>
          </table:table-cell>
          <table:table-cell office:value-type="float" office:value="2653">
            <text:p>2653</text:p>
          </table:table-cell>
          <table:table-cell table:formula="of:=([.C50]/[.B50])*100" office:value-type="float" office:value="57.585931254996">
            <text:p>57.59</text:p>
          </table:table-cell>
          <table:table-cell office:value-type="string">
            <text:p>CN260970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string">
            <text:p>Mackinac County, MI</text:p>
          </table:table-cell>
        </table:table-row>
        <table:table-row table:style-name="ro2">
          <table:table-cell office:value-type="string">
            <text:p>50 MACOMB</text:p>
          </table:table-cell>
          <table:table-cell office:value-type="float" office:value="403903">
            <text:p>403903</text:p>
          </table:table-cell>
          <table:table-cell office:value-type="float" office:value="257420">
            <text:p>257420</text:p>
          </table:table-cell>
          <table:table-cell office:value-type="float" office:value="146483">
            <text:p>146483</text:p>
          </table:table-cell>
          <table:table-cell table:formula="of:=([.C51]/[.B51])*100" office:value-type="float" office:value="63.7331240421586">
            <text:p>63.73</text:p>
          </table:table-cell>
          <table:table-cell office:value-type="string">
            <text:p>CN260990</text:p>
          </table:table-cell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string">
            <text:p>Macomb County, MI</text:p>
          </table:table-cell>
        </table:table-row>
        <table:table-row table:style-name="ro4">
          <table:table-cell office:value-type="string">
            <text:p>51 MANISTEE</text:p>
          </table:table-cell>
          <table:table-cell office:value-type="float" office:value="12789">
            <text:p>12789</text:p>
          </table:table-cell>
          <table:table-cell office:value-type="float" office:value="7582">
            <text:p>7582</text:p>
          </table:table-cell>
          <table:table-cell office:value-type="float" office:value="5207">
            <text:p>5207</text:p>
          </table:table-cell>
          <table:table-cell table:formula="of:=([.C52]/[.B52])*100" office:value-type="float" office:value="59.2853233247322">
            <text:p>59.29</text:p>
          </table:table-cell>
          <table:table-cell office:value-type="string">
            <text:p>CN261010</text:p>
          </table:table-cell>
          <table:table-cell office:value-type="float" office:value="26">
            <text:p>26</text:p>
          </table:table-cell>
          <table:table-cell office:value-type="float" office:value="101">
            <text:p>101</text:p>
          </table:table-cell>
          <table:table-cell office:value-type="string">
            <text:p>Manistee County, MI</text:p>
          </table:table-cell>
        </table:table-row>
        <table:table-row table:style-name="ro3">
          <table:table-cell office:value-type="string">
            <text:p>52 MARQUETTE</text:p>
          </table:table-cell>
          <table:table-cell office:value-type="float" office:value="32296">
            <text:p>32296</text:p>
          </table:table-cell>
          <table:table-cell office:value-type="float" office:value="21174">
            <text:p>21174</text:p>
          </table:table-cell>
          <table:table-cell office:value-type="float" office:value="11122">
            <text:p>11122</text:p>
          </table:table-cell>
          <table:table-cell table:formula="of:=([.C53]/[.B53])*100" office:value-type="float" office:value="65.5622987366857">
            <text:p>65.56</text:p>
          </table:table-cell>
          <table:table-cell office:value-type="string">
            <text:p>PA261650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Marquette County, MI</text:p>
          </table:table-cell>
        </table:table-row>
        <table:table-row table:style-name="ro1">
          <table:table-cell office:value-type="string">
            <text:p>53 MASON</text:p>
          </table:table-cell>
          <table:table-cell office:value-type="float" office:value="14932">
            <text:p>14932</text:p>
          </table:table-cell>
          <table:table-cell office:value-type="float" office:value="8883">
            <text:p>8883</text:p>
          </table:table-cell>
          <table:table-cell office:value-type="float" office:value="6049">
            <text:p>6049</text:p>
          </table:table-cell>
          <table:table-cell table:formula="of:=([.C54]/[.B54])*100" office:value-type="float" office:value="59.4896865791589">
            <text:p>59.49</text:p>
          </table:table-cell>
          <table:table-cell office:value-type="string">
            <text:p>CN261050</text:p>
          </table:table-cell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office:value-type="string">
            <text:p>Mason County, MI</text:p>
          </table:table-cell>
        </table:table-row>
        <table:table-row table:style-name="ro2">
          <table:table-cell office:value-type="string">
            <text:p>54 MECOSTA</text:p>
          </table:table-cell>
          <table:table-cell office:value-type="float" office:value="18051">
            <text:p>18051</text:p>
          </table:table-cell>
          <table:table-cell office:value-type="float" office:value="10344">
            <text:p>10344</text:p>
          </table:table-cell>
          <table:table-cell office:value-type="float" office:value="7707">
            <text:p>7707</text:p>
          </table:table-cell>
          <table:table-cell table:formula="of:=([.C55]/[.B55])*100" office:value-type="float" office:value="57.3043044706664">
            <text:p>57.3</text:p>
          </table:table-cell>
          <table:table-cell office:value-type="string">
            <text:p>CN261070</text:p>
          </table:table-cell>
          <table:table-cell office:value-type="float" office:value="26">
            <text:p>26</text:p>
          </table:table-cell>
          <table:table-cell office:value-type="float" office:value="107">
            <text:p>107</text:p>
          </table:table-cell>
          <table:table-cell office:value-type="string">
            <text:p>Mecosta County, MI</text:p>
          </table:table-cell>
        </table:table-row>
        <table:table-row table:style-name="ro4">
          <table:table-cell office:value-type="string">
            <text:p>55 MENOMINEE</text:p>
          </table:table-cell>
          <table:table-cell office:value-type="float" office:value="10568">
            <text:p>10568</text:p>
          </table:table-cell>
          <table:table-cell office:value-type="float" office:value="5626">
            <text:p>5626</text:p>
          </table:table-cell>
          <table:table-cell office:value-type="float" office:value="4942">
            <text:p>4942</text:p>
          </table:table-cell>
          <table:table-cell table:formula="of:=([.C56]/[.B56])*100" office:value-type="float" office:value="53.2361847085541">
            <text:p>53.24</text:p>
          </table:table-cell>
          <table:table-cell office:value-type="string">
            <text:p>CN261090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Menominee County, MI</text:p>
          </table:table-cell>
        </table:table-row>
        <table:table-row table:style-name="ro1">
          <table:table-cell office:value-type="string">
            <text:p>56 MIDLAND</text:p>
          </table:table-cell>
          <table:table-cell office:value-type="float" office:value="41860">
            <text:p>41860</text:p>
          </table:table-cell>
          <table:table-cell office:value-type="float" office:value="21756">
            <text:p>21756</text:p>
          </table:table-cell>
          <table:table-cell office:value-type="float" office:value="20104">
            <text:p>20104</text:p>
          </table:table-cell>
          <table:table-cell table:formula="of:=([.C57]/[.B57])*100" office:value-type="float" office:value="51.9732441471572">
            <text:p>51.97</text:p>
          </table:table-cell>
          <table:table-cell office:value-type="string">
            <text:p>PA261700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string">
            <text:p>Midland County, MI</text:p>
          </table:table-cell>
        </table:table-row>
        <table:table-row table:style-name="ro4">
          <table:table-cell office:value-type="string">
            <text:p>57 MISSAUKEE</text:p>
          </table:table-cell>
          <table:table-cell office:value-type="float" office:value="7259">
            <text:p>7259</text:p>
          </table:table-cell>
          <table:table-cell office:value-type="float" office:value="3752">
            <text:p>3752</text:p>
          </table:table-cell>
          <table:table-cell office:value-type="float" office:value="3507">
            <text:p>3507</text:p>
          </table:table-cell>
          <table:table-cell table:formula="of:=([.C58]/[.B58])*100" office:value-type="float" office:value="51.6875602700097">
            <text:p>51.69</text:p>
          </table:table-cell>
          <table:table-cell office:value-type="string">
            <text:p>CN261130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string">
            <text:p>Missaukee County, MI</text:p>
          </table:table-cell>
        </table:table-row>
        <table:table-row table:style-name="ro1">
          <table:table-cell office:value-type="string">
            <text:p>58 MONROE</text:p>
          </table:table-cell>
          <table:table-cell office:value-type="float" office:value="73082">
            <text:p>73082</text:p>
          </table:table-cell>
          <table:table-cell office:value-type="float" office:value="44092">
            <text:p>44092</text:p>
          </table:table-cell>
          <table:table-cell office:value-type="float" office:value="28990">
            <text:p>28990</text:p>
          </table:table-cell>
          <table:table-cell table:formula="of:=([.C59]/[.B59])*100" office:value-type="float" office:value="60.3322295503681">
            <text:p>60.33</text:p>
          </table:table-cell>
          <table:table-cell office:value-type="string">
            <text:p>PS260650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string">
            <text:p>Monroe County, MI</text:p>
          </table:table-cell>
        </table:table-row>
        <table:table-row table:style-name="ro4">
          <table:table-cell office:value-type="string">
            <text:p>59 MONTCALM</text:p>
          </table:table-cell>
          <table:table-cell office:value-type="float" office:value="26477">
            <text:p>26477</text:p>
          </table:table-cell>
          <table:table-cell office:value-type="float" office:value="14839">
            <text:p>14839</text:p>
          </table:table-cell>
          <table:table-cell office:value-type="float" office:value="11638">
            <text:p>11638</text:p>
          </table:table-cell>
          <table:table-cell table:formula="of:=([.C60]/[.B60])*100" office:value-type="float" office:value="56.0448691316992">
            <text:p>56.04</text:p>
          </table:table-cell>
          <table:table-cell office:value-type="string">
            <text:p>CN261170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Montcalm County, MI</text:p>
          </table:table-cell>
        </table:table-row>
        <table:table-row table:style-name="ro3">
          <table:table-cell office:value-type="string">
            <text:p>60 MONTMORENCY</text:p>
          </table:table-cell>
          <table:table-cell office:value-type="float" office:value="5233">
            <text:p>5233</text:p>
          </table:table-cell>
          <table:table-cell office:value-type="float" office:value="2898">
            <text:p>2898</text:p>
          </table:table-cell>
          <table:table-cell office:value-type="float" office:value="2335">
            <text:p>2335</text:p>
          </table:table-cell>
          <table:table-cell table:formula="of:=([.C61]/[.B61])*100" office:value-type="float" office:value="55.3793235237913">
            <text:p>55.38</text:p>
          </table:table-cell>
          <table:table-cell office:value-type="string">
            <text:p>CN261190</text:p>
          </table:table-cell>
          <table:table-cell office:value-type="float" office:value="26">
            <text:p>26</text:p>
          </table:table-cell>
          <table:table-cell office:value-type="float" office:value="119">
            <text:p>119</text:p>
          </table:table-cell>
          <table:table-cell office:value-type="string">
            <text:p>Montmorency County, MI</text:p>
          </table:table-cell>
        </table:table-row>
        <table:table-row table:style-name="ro4">
          <table:table-cell office:value-type="string">
            <text:p>61 MUSKEGON</text:p>
          </table:table-cell>
          <table:table-cell office:value-type="float" office:value="81380">
            <text:p>81380</text:p>
          </table:table-cell>
          <table:table-cell office:value-type="float" office:value="54815">
            <text:p>54815</text:p>
          </table:table-cell>
          <table:table-cell office:value-type="float" office:value="26565">
            <text:p>26565</text:p>
          </table:table-cell>
          <table:table-cell table:formula="of:=([.C62]/[.B62])*100" office:value-type="float" office:value="67.3568444335217">
            <text:p>67.36</text:p>
          </table:table-cell>
          <table:table-cell office:value-type="string">
            <text:p>CN261210</text:p>
          </table:table-cell>
          <table:table-cell office:value-type="float" office:value="26">
            <text:p>26</text:p>
          </table:table-cell>
          <table:table-cell office:value-type="float" office:value="121">
            <text:p>121</text:p>
          </table:table-cell>
          <table:table-cell office:value-type="string">
            <text:p>Muskegon County, MI</text:p>
          </table:table-cell>
        </table:table-row>
        <table:table-row table:style-name="ro4">
          <table:table-cell office:value-type="string">
            <text:p>62 NEWAYGO</text:p>
          </table:table-cell>
          <table:table-cell office:value-type="float" office:value="22285">
            <text:p>22285</text:p>
          </table:table-cell>
          <table:table-cell office:value-type="float" office:value="13303">
            <text:p>13303</text:p>
          </table:table-cell>
          <table:table-cell office:value-type="float" office:value="8982">
            <text:p>8982</text:p>
          </table:table-cell>
          <table:table-cell table:formula="of:=([.C63]/[.B63])*100" office:value-type="float" office:value="59.6948620148082">
            <text:p>59.69</text:p>
          </table:table-cell>
          <table:table-cell office:value-type="string">
            <text:p>CN261230</text:p>
          </table:table-cell>
          <table:table-cell office:value-type="float" office:value="26">
            <text:p>26</text:p>
          </table:table-cell>
          <table:table-cell office:value-type="float" office:value="123">
            <text:p>123</text:p>
          </table:table-cell>
          <table:table-cell office:value-type="string">
            <text:p>Newaygo County, MI</text:p>
          </table:table-cell>
        </table:table-row>
        <table:table-row table:style-name="ro4">
          <table:table-cell office:value-type="string">
            <text:p>63 OAKLAND</text:p>
          </table:table-cell>
          <table:table-cell office:value-type="float" office:value="630310">
            <text:p>630310</text:p>
          </table:table-cell>
          <table:table-cell office:value-type="float" office:value="418208">
            <text:p>418208</text:p>
          </table:table-cell>
          <table:table-cell office:value-type="float" office:value="212102">
            <text:p>212102</text:p>
          </table:table-cell>
          <table:table-cell table:formula="of:=([.C64]/[.B64])*100" office:value-type="float" office:value="66.3495740191334">
            <text:p>66.35</text:p>
          </table:table-cell>
          <table:table-cell office:value-type="string">
            <text:p>PS260750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Oakland County, MI</text:p>
          </table:table-cell>
        </table:table-row>
        <table:table-row table:style-name="ro2">
          <table:table-cell office:value-type="string">
            <text:p>64 OCEANA</text:p>
          </table:table-cell>
          <table:table-cell office:value-type="float" office:value="12219">
            <text:p>12219</text:p>
          </table:table-cell>
          <table:table-cell office:value-type="float" office:value="7278">
            <text:p>7278</text:p>
          </table:table-cell>
          <table:table-cell office:value-type="float" office:value="4941">
            <text:p>4941</text:p>
          </table:table-cell>
          <table:table-cell table:formula="of:=([.C65]/[.B65])*100" office:value-type="float" office:value="59.5629756935919">
            <text:p>59.56</text:p>
          </table:table-cell>
          <table:table-cell office:value-type="string">
            <text:p>CN261270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Oceana County, MI</text:p>
          </table:table-cell>
        </table:table-row>
        <table:table-row table:style-name="ro2">
          <table:table-cell office:value-type="string">
            <text:p>65 OGEMAW</text:p>
          </table:table-cell>
          <table:table-cell office:value-type="float" office:value="10389">
            <text:p>10389</text:p>
          </table:table-cell>
          <table:table-cell office:value-type="float" office:value="5723">
            <text:p>5723</text:p>
          </table:table-cell>
          <table:table-cell office:value-type="float" office:value="4666">
            <text:p>4666</text:p>
          </table:table-cell>
          <table:table-cell table:formula="of:=([.C66]/[.B66])*100" office:value-type="float" office:value="55.0871113677929">
            <text:p>55.09</text:p>
          </table:table-cell>
          <table:table-cell office:value-type="string">
            <text:p>CN261290</text:p>
          </table:table-cell>
          <table:table-cell office:value-type="float" office:value="26">
            <text:p>26</text:p>
          </table:table-cell>
          <table:table-cell office:value-type="float" office:value="129">
            <text:p>129</text:p>
          </table:table-cell>
          <table:table-cell office:value-type="string">
            <text:p>Ogemaw County, MI</text:p>
          </table:table-cell>
        </table:table-row>
        <table:table-row table:style-name="ro3">
          <table:table-cell office:value-type="string">
            <text:p>66 ONTONAGON</text:p>
          </table:table-cell>
          <table:table-cell office:value-type="float" office:value="3769">
            <text:p>3769</text:p>
          </table:table-cell>
          <table:table-cell office:value-type="float" office:value="2099">
            <text:p>2099</text:p>
          </table:table-cell>
          <table:table-cell office:value-type="float" office:value="1670">
            <text:p>1670</text:p>
          </table:table-cell>
          <table:table-cell table:formula="of:=([.C67]/[.B67])*100" office:value-type="float" office:value="55.6911647651897">
            <text:p>55.69</text:p>
          </table:table-cell>
          <table:table-cell office:value-type="string">
            <text:p>CN261310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Ontonagon County, MI</text:p>
          </table:table-cell>
        </table:table-row>
        <table:table-row table:style-name="ro1">
          <table:table-cell office:value-type="string">
            <text:p>67 OSCEOLA</text:p>
          </table:table-cell>
          <table:table-cell office:value-type="float" office:value="10730">
            <text:p>10730</text:p>
          </table:table-cell>
          <table:table-cell office:value-type="float" office:value="5709">
            <text:p>5709</text:p>
          </table:table-cell>
          <table:table-cell office:value-type="float" office:value="5021">
            <text:p>5021</text:p>
          </table:table-cell>
          <table:table-cell table:formula="of:=([.C68]/[.B68])*100" office:value-type="float" office:value="53.2059645852749">
            <text:p>53.21</text:p>
          </table:table-cell>
          <table:table-cell office:value-type="string">
            <text:p>CN261330</text:p>
          </table:table-cell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office:value-type="string">
            <text:p>Osceola County, MI</text:p>
          </table:table-cell>
        </table:table-row>
        <table:table-row table:style-name="ro2">
          <table:table-cell office:value-type="string">
            <text:p>68 OSCODA</text:p>
          </table:table-cell>
          <table:table-cell office:value-type="float" office:value="4253">
            <text:p>4253</text:p>
          </table:table-cell>
          <table:table-cell office:value-type="float" office:value="2341">
            <text:p>2341</text:p>
          </table:table-cell>
          <table:table-cell office:value-type="float" office:value="1912">
            <text:p>1912</text:p>
          </table:table-cell>
          <table:table-cell table:formula="of:=([.C69]/[.B69])*100" office:value-type="float" office:value="55.0434987067952">
            <text:p>55.04</text:p>
          </table:table-cell>
          <table:table-cell office:value-type="string">
            <text:p>CN261350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  <table:table-cell office:value-type="string">
            <text:p>Oscoda County, MI</text:p>
          </table:table-cell>
        </table:table-row>
        <table:table-row table:style-name="ro2">
          <table:table-cell office:value-type="string">
            <text:p>69 OTSEGO</text:p>
          </table:table-cell>
          <table:table-cell office:value-type="float" office:value="12319">
            <text:p>12319</text:p>
          </table:table-cell>
          <table:table-cell office:value-type="float" office:value="7019">
            <text:p>7019</text:p>
          </table:table-cell>
          <table:table-cell office:value-type="float" office:value="5300">
            <text:p>5300</text:p>
          </table:table-cell>
          <table:table-cell table:formula="of:=([.C70]/[.B70])*100" office:value-type="float" office:value="56.9770273561166">
            <text:p>56.98</text:p>
          </table:table-cell>
          <table:table-cell office:value-type="string">
            <text:p>CN261370</text:p>
          </table:table-cell>
          <table:table-cell office:value-type="float" office:value="26">
            <text:p>26</text:p>
          </table:table-cell>
          <table:table-cell office:value-type="float" office:value="137">
            <text:p>137</text:p>
          </table:table-cell>
          <table:table-cell office:value-type="string">
            <text:p>Otsego County, MI</text:p>
          </table:table-cell>
        </table:table-row>
        <table:table-row table:style-name="ro1">
          <table:table-cell office:value-type="string">
            <text:p>70 OTTAWA</text:p>
          </table:table-cell>
          <table:table-cell office:value-type="float" office:value="133860">
            <text:p>133860</text:p>
          </table:table-cell>
          <table:table-cell office:value-type="float" office:value="67669">
            <text:p>67669</text:p>
          </table:table-cell>
          <table:table-cell office:value-type="float" office:value="66191">
            <text:p>66191</text:p>
          </table:table-cell>
          <table:table-cell table:formula="of:=([.C71]/[.B71])*100" office:value-type="float" office:value="50.5520693261617">
            <text:p>50.55</text:p>
          </table:table-cell>
          <table:table-cell office:value-type="string">
            <text:p>PS260800</text:p>
          </table:table-cell>
          <table:table-cell office:value-type="float" office:value="26">
            <text:p>26</text:p>
          </table:table-cell>
          <table:table-cell office:value-type="float" office:value="139">
            <text:p>139</text:p>
          </table:table-cell>
          <table:table-cell office:value-type="string">
            <text:p>Ottawa County, MI</text:p>
          </table:table-cell>
        </table:table-row>
        <table:table-row table:style-name="ro4">
          <table:table-cell office:value-type="string">
            <text:p>71 PRESQUE ISLE</text:p>
          </table:table-cell>
          <table:table-cell office:value-type="float" office:value="7326">
            <text:p>7326</text:p>
          </table:table-cell>
          <table:table-cell office:value-type="float" office:value="3779">
            <text:p>3779</text:p>
          </table:table-cell>
          <table:table-cell office:value-type="float" office:value="3547">
            <text:p>3547</text:p>
          </table:table-cell>
          <table:table-cell table:formula="of:=([.C72]/[.B72])*100" office:value-type="float" office:value="51.5834015834016">
            <text:p>51.58</text:p>
          </table:table-cell>
          <table:table-cell office:value-type="string">
            <text:p>CN261410</text:p>
          </table:table-cell>
          <table:table-cell office:value-type="float" office:value="26">
            <text:p>26</text:p>
          </table:table-cell>
          <table:table-cell office:value-type="float" office:value="141">
            <text:p>141</text:p>
          </table:table-cell>
          <table:table-cell office:value-type="string">
            <text:p>Presque Isle County, MI</text:p>
          </table:table-cell>
        </table:table-row>
        <table:table-row table:style-name="ro3">
          <table:table-cell office:value-type="string">
            <text:p>72 ROSCOMMON</text:p>
          </table:table-cell>
          <table:table-cell office:value-type="float" office:value="13783">
            <text:p>13783</text:p>
          </table:table-cell>
          <table:table-cell office:value-type="float" office:value="7826">
            <text:p>7826</text:p>
          </table:table-cell>
          <table:table-cell office:value-type="float" office:value="5957">
            <text:p>5957</text:p>
          </table:table-cell>
          <table:table-cell table:formula="of:=([.C73]/[.B73])*100" office:value-type="float" office:value="56.7800914169629">
            <text:p>56.78</text:p>
          </table:table-cell>
          <table:table-cell office:value-type="string">
            <text:p>CN261430</text:p>
          </table:table-cell>
          <table:table-cell office:value-type="float" office:value="26">
            <text:p>26</text:p>
          </table:table-cell>
          <table:table-cell office:value-type="float" office:value="143">
            <text:p>143</text:p>
          </table:table-cell>
          <table:table-cell office:value-type="string">
            <text:p>Roscommon County, MI</text:p>
          </table:table-cell>
        </table:table-row>
        <table:table-row table:style-name="ro1">
          <table:table-cell office:value-type="string">
            <text:p>73 SAGINAW</text:p>
          </table:table-cell>
          <table:table-cell office:value-type="float" office:value="98825">
            <text:p>98825</text:p>
          </table:table-cell>
          <table:table-cell office:value-type="float" office:value="55616">
            <text:p>55616</text:p>
          </table:table-cell>
          <table:table-cell office:value-type="float" office:value="43209">
            <text:p>43209</text:p>
          </table:table-cell>
          <table:table-cell table:formula="of:=([.C74]/[.B74])*100" office:value-type="float" office:value="56.2772577789021">
            <text:p>56.28</text:p>
          </table:table-cell>
          <table:table-cell office:value-type="string">
            <text:p>CN261450</text:p>
          </table:table-cell>
          <table:table-cell office:value-type="float" office:value="26">
            <text:p>26</text:p>
          </table:table-cell>
          <table:table-cell office:value-type="float" office:value="145">
            <text:p>145</text:p>
          </table:table-cell>
          <table:table-cell office:value-type="string">
            <text:p>Saginaw County, MI</text:p>
          </table:table-cell>
        </table:table-row>
        <table:table-row table:style-name="ro1">
          <table:table-cell office:value-type="string">
            <text:p>74 ST. CLAIR</text:p>
          </table:table-cell>
          <table:table-cell office:value-type="float" office:value="78082">
            <text:p>78082</text:p>
          </table:table-cell>
          <table:table-cell office:value-type="float" office:value="48791">
            <text:p>48791</text:p>
          </table:table-cell>
          <table:table-cell office:value-type="float" office:value="29291">
            <text:p>29291</text:p>
          </table:table-cell>
          <table:table-cell table:formula="of:=([.C75]/[.B75])*100" office:value-type="float" office:value="62.4868727747752">
            <text:p>62.49</text:p>
          </table:table-cell>
          <table:table-cell office:value-type="string">
            <text:p>PS260850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string">
            <text:p>St. Clair County, MI</text:p>
          </table:table-cell>
        </table:table-row>
        <table:table-row table:style-name="ro4">
          <table:table-cell office:value-type="string">
            <text:p>75 ST. JOSEPH</text:p>
          </table:table-cell>
          <table:table-cell office:value-type="float" office:value="24536">
            <text:p>24536</text:p>
          </table:table-cell>
          <table:table-cell office:value-type="float" office:value="13750">
            <text:p>13750</text:p>
          </table:table-cell>
          <table:table-cell office:value-type="float" office:value="10786">
            <text:p>10786</text:p>
          </table:table-cell>
          <table:table-cell table:formula="of:=([.C76]/[.B76])*100" office:value-type="float" office:value="56.0401043364852">
            <text:p>56.04</text:p>
          </table:table-cell>
          <table:table-cell office:value-type="string">
            <text:p>PA261850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string">
            <text:p>St. Joseph County, MI</text:p>
          </table:table-cell>
        </table:table-row>
        <table:table-row table:style-name="ro2">
          <table:table-cell office:value-type="string">
            <text:p>76 SANILAC</text:p>
          </table:table-cell>
          <table:table-cell office:value-type="float" office:value="19678">
            <text:p>19678</text:p>
          </table:table-cell>
          <table:table-cell office:value-type="float" office:value="10815">
            <text:p>10815</text:p>
          </table:table-cell>
          <table:table-cell office:value-type="float" office:value="8863">
            <text:p>8863</text:p>
          </table:table-cell>
          <table:table-cell table:formula="of:=([.C77]/[.B77])*100" office:value-type="float" office:value="54.959853643663">
            <text:p>54.96</text:p>
          </table:table-cell>
          <table:table-cell office:value-type="string">
            <text:p>CN261510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office:value-type="string">
            <text:p>Sanilac County, MI</text:p>
          </table:table-cell>
        </table:table-row>
        <table:table-row table:style-name="ro3">
          <table:table-cell office:value-type="string">
            <text:p>77 SCHOOLCRAFT</text:p>
          </table:table-cell>
          <table:table-cell office:value-type="float" office:value="4196">
            <text:p>4196</text:p>
          </table:table-cell>
          <table:table-cell office:value-type="float" office:value="2391">
            <text:p>2391</text:p>
          </table:table-cell>
          <table:table-cell office:value-type="float" office:value="1805">
            <text:p>1805</text:p>
          </table:table-cell>
          <table:table-cell table:formula="of:=([.C78]/[.B78])*100" office:value-type="float" office:value="56.9828408007626">
            <text:p>56.98</text:p>
          </table:table-cell>
          <table:table-cell office:value-type="string">
            <text:p>CN261530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Schoolcraft County, MI</text:p>
          </table:table-cell>
        </table:table-row>
        <table:table-row table:style-name="ro3">
          <table:table-cell office:value-type="string">
            <text:p>78 SHIAWASSEE</text:p>
          </table:table-cell>
          <table:table-cell office:value-type="float" office:value="35618">
            <text:p>35618</text:p>
          </table:table-cell>
          <table:table-cell office:value-type="float" office:value="20474">
            <text:p>20474</text:p>
          </table:table-cell>
          <table:table-cell office:value-type="float" office:value="15144">
            <text:p>15144</text:p>
          </table:table-cell>
          <table:table-cell table:formula="of:=([.C79]/[.B79])*100" office:value-type="float" office:value="57.4821719355382">
            <text:p>57.48</text:p>
          </table:table-cell>
          <table:table-cell office:value-type="string">
            <text:p>PA26110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Shiawassee County, MI</text:p>
          </table:table-cell>
        </table:table-row>
        <table:table-row table:style-name="ro2">
          <table:table-cell office:value-type="string">
            <text:p>79 TUSCOLA</text:p>
          </table:table-cell>
          <table:table-cell office:value-type="float" office:value="26791">
            <text:p>26791</text:p>
          </table:table-cell>
          <table:table-cell office:value-type="float" office:value="13904">
            <text:p>13904</text:p>
          </table:table-cell>
          <table:table-cell office:value-type="float" office:value="12887">
            <text:p>12887</text:p>
          </table:table-cell>
          <table:table-cell table:formula="of:=([.C80]/[.B80])*100" office:value-type="float" office:value="51.89802545631">
            <text:p>51.9</text:p>
          </table:table-cell>
          <table:table-cell office:value-type="string">
            <text:p>CN261570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string">
            <text:p>Tuscola County, MI</text:p>
          </table:table-cell>
        </table:table-row>
        <table:table-row table:style-name="ro4">
          <table:table-cell office:value-type="string">
            <text:p>80 VAN BUREN</text:p>
          </table:table-cell>
          <table:table-cell office:value-type="float" office:value="33093">
            <text:p>33093</text:p>
          </table:table-cell>
          <table:table-cell office:value-type="float" office:value="20398">
            <text:p>20398</text:p>
          </table:table-cell>
          <table:table-cell office:value-type="float" office:value="12695">
            <text:p>12695</text:p>
          </table:table-cell>
          <table:table-cell table:formula="of:=([.C81]/[.B81])*100" office:value-type="float" office:value="61.638412957423">
            <text:p>61.64</text:p>
          </table:table-cell>
          <table:table-cell office:value-type="string">
            <text:p>PA261750</text:p>
          </table:table-cell>
          <table:table-cell office:value-type="float" office:value="26">
            <text:p>26</text:p>
          </table:table-cell>
          <table:table-cell office:value-type="float" office:value="159">
            <text:p>159</text:p>
          </table:table-cell>
          <table:table-cell office:value-type="string">
            <text:p>Van Buren County, MI</text:p>
          </table:table-cell>
        </table:table-row>
        <table:table-row table:style-name="ro3">
          <table:table-cell office:value-type="string">
            <text:p>81 WASHTENAW</text:p>
          </table:table-cell>
          <table:table-cell office:value-type="float" office:value="178661">
            <text:p>178661</text:p>
          </table:table-cell>
          <table:table-cell office:value-type="float" office:value="127706">
            <text:p>127706</text:p>
          </table:table-cell>
          <table:table-cell office:value-type="float" office:value="50955">
            <text:p>50955</text:p>
          </table:table-cell>
          <table:table-cell table:formula="of:=([.C82]/[.B82])*100" office:value-type="float" office:value="71.4795058798507">
            <text:p>71.48</text:p>
          </table:table-cell>
          <table:table-cell office:value-type="string">
            <text:p>CN261610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string">
            <text:p>Washtenaw County, MI</text:p>
          </table:table-cell>
        </table:table-row>
        <table:table-row table:style-name="ro1">
          <table:table-cell office:value-type="string">
            <text:p>82 WAYNE</text:p>
          </table:table-cell>
          <table:table-cell office:value-type="float" office:value="836433">
            <text:p>836433</text:p>
          </table:table-cell>
          <table:table-cell office:value-type="float" office:value="581267">
            <text:p>581267</text:p>
          </table:table-cell>
          <table:table-cell office:value-type="float" office:value="255166">
            <text:p>255166</text:p>
          </table:table-cell>
          <table:table-cell table:formula="of:=([.C83]/[.B83])*100" office:value-type="float" office:value="69.4935517847813">
            <text:p>69.49</text:p>
          </table:table-cell>
          <table:table-cell office:value-type="string">
            <text:p>CN261630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string">
            <text:p>Wayne County, MI</text:p>
          </table:table-cell>
        </table:table-row>
        <table:table-row table:style-name="ro2">
          <table:table-cell office:value-type="string">
            <text:p>83 WEXFORD</text:p>
          </table:table-cell>
          <table:table-cell office:value-type="float" office:value="15310">
            <text:p>15310</text:p>
          </table:table-cell>
          <table:table-cell office:value-type="float" office:value="8814">
            <text:p>8814</text:p>
          </table:table-cell>
          <table:table-cell office:value-type="float" office:value="6496">
            <text:p>6496</text:p>
          </table:table-cell>
          <table:table-cell table:formula="of:=([.C84]/[.B84])*100" office:value-type="float" office:value="57.5702155453952">
            <text:p>57.57</text:p>
          </table:table-cell>
          <table:table-cell office:value-type="string">
            <text:p>CN261650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Wexford County, MI</text:p>
          </table:table-cell>
        </table:table-row>
        <table:table-row table:style-name="ro1">
          <table:table-cell table:style-name="ce3"/>
          <table:table-cell table:style-name="ce5" office:value-type="string">
            <text:p>TOTAL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style-name="ce1" office:value-type="string">
            <text:p>COUNTY</text:p>
          </table:table-cell>
          <table:table-cell table:style-name="ce5" office:value-type="string">
            <text:p>BY</text:p>
          </table:table-cell>
          <table:table-cell table:style-name="ce7" table:number-columns-repeated="3"/>
          <table:table-cell table:number-columns-repeated="4"/>
        </table:table-row>
        <table:table-row table:style-name="ro1">
          <table:table-cell table:style-name="ce1" office:value-type="string">
            <text:p>CODE/NAME</text:p>
          </table:table-cell>
          <table:table-cell table:style-name="ce5" office:value-type="string">
            <text:p>COUNTY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o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" table:formula="of:===============" office:value-type="string" office:string-value="Err:510">
            <text:p>Err:510</text:p>
          </table:table-cell>
          <table:table-cell table:style-name="ce5" table:formula="of:==============" office:value-type="string" office:string-value="Err:510">
            <text:p>Err:510</text:p>
          </table:table-cell>
          <table:table-cell table:style-name="ce5" table:formula="of:==============" office:value-type="string" office:string-value="Err:510">
            <text:p>Err:510</text:p>
          </table:table-cell>
          <table:table-cell table:style-name="ce5" table:formula="of:==============" office:value-type="string" office:string-value="Err:510">
            <text:p>Err:51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Totals</text:p>
          </table:table-cell>
          <table:table-cell table:style-name="ce4" office:value-type="float" office:value="4797709">
            <text:p>4797709</text:p>
          </table:table-cell>
          <table:table-cell table:style-name="ce4" office:value-type="float" office:value="3006820">
            <text:p>3006820</text:p>
          </table:table-cell>
          <table:table-cell table:style-name="ce4" office:value-type="float" office:value="1790889">
            <text:p>1790889</text:p>
          </table:table-cell>
          <table:table-cell table:style-name="ce4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9/11/2013</text:date>, <text:time>22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eorge Bradley</meta:initial-creator>
    <meta:creation-date>2013-09-11T22:01:58.23</meta:creation-date>
    <meta:generator>OpenOffice.org/3.1$Win32 OpenOffice.org_project/310m11$Build-9399</meta:generator>
    <meta:document-statistic meta:table-count="3" meta:cell-count="762" meta:object-count="0"/>
  </office:meta>
</office:document-meta>
</file>